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1M00S">
            <text:p>16:01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9M00S">
            <text:p>16:0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27M00S">
            <text:p>16:2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47M00S">
            <text:p>16:4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 table:number-rows-repeated="11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7:05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6:09:59.30</dc:date>
    <meta:editing-duration>PT23H5M3S</meta:editing-duration>
    <meta:editing-cycles>94</meta:editing-cycles>
    <meta:generator>OpenOffice/4.1.7$Win32 OpenOffice.org_project/417m1$Build-9800</meta:generator>
    <dc:title>BDO Comercio imperial - Jupyter Notebook</dc:title>
    <meta:document-statistic meta:table-count="3" meta:cell-count="1027" meta:object-count="0"/>
  </office:meta>
</office:document-meta>
</file>